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P3" style:family="paragraph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1" style:family="text">
      <style:text-properties fo:font-family="'Times New Roman'" style:font-style-name="Italic" style:font-family-generic="roman" style:font-pitch="variable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draw:layer="layout" svg:width="2.794cm" svg:height="1.524cm" svg:x="9.871cm" svg:y="6.55cm">
          <text:p text:style-name="P1"><text:span text:style-name="T1">intelligent</text:span></text:p>
          <text:p text:style-name="P1"><text:span text:style-name="T1">environment</text:span></text:p>
        </draw:ellipse>
        <draw:ellipse draw:style-name="gr1" draw:text-style-name="P2" draw:layer="layout" svg:width="2.794cm" svg:height="1.524cm" svg:x="3.547cm" svg:y="4.95cm">
          <text:p text:style-name="P1"><text:span text:style-name="T1">mobile</text:span></text:p>
          <text:p text:style-name="P1"><text:span text:style-name="T1">computing</text:span></text:p>
        </draw:ellipse>
        <draw:ellipse draw:style-name="gr1" draw:text-style-name="P2" draw:layer="layout" svg:width="2.794cm" svg:height="1.524cm" svg:x="9.847cm" svg:y="4.25cm">
          <text:p text:style-name="P1"><text:span text:style-name="T1">ubiquitous</text:span></text:p>
          <text:p text:style-name="P1"><text:span text:style-name="T1">computing</text:span></text:p>
        </draw:ellipse>
        <draw:ellipse draw:style-name="gr1" draw:text-style-name="P2" draw:layer="layout" svg:width="2.794cm" svg:height="1.524cm" svg:x="3.547cm" svg:y="9.35cm">
          <text:p text:style-name="P1"><text:span text:style-name="T1">desktop</text:span></text:p>
          <text:p text:style-name="P1"><text:span text:style-name="T1">computing</text:span></text:p>
        </draw:ellipse>
        <draw:ellipse draw:style-name="gr1" draw:text-style-name="P2" draw:layer="layout" svg:width="2.794cm" svg:height="1.524cm" svg:x="9.847cm" svg:y="9.36cm">
          <text:p text:style-name="P1"><text:span text:style-name="T1">adaptive</text:span></text:p>
          <text:p text:style-name="P1"><text:span text:style-name="T1">interface</text:span></text:p>
        </draw:ellipse>
        <draw:ellipse draw:style-name="gr1" draw:text-style-name="P2" draw:layer="layout" svg:width="2.794cm" svg:height="1.524cm" svg:x="6.971cm" svg:y="6.05cm">
          <text:p text:style-name="P1"><text:span text:style-name="T1">wearable</text:span></text:p>
          <text:p text:style-name="P1"><text:span text:style-name="T1">computing</text:span></text:p>
        </draw:ellipse>
        <draw:ellipse draw:style-name="gr1" draw:text-style-name="P2" draw:layer="layout" svg:width="2.794cm" svg:height="1.524cm" svg:x="7.871cm" svg:y="7.85cm">
          <text:p text:style-name="P1"><text:span text:style-name="T1">augmented</text:span></text:p>
          <text:p text:style-name="P1"><text:span text:style-name="T1">reality</text:span></text:p>
        </draw:ellipse>
        <draw:line draw:style-name="gr2" draw:text-style-name="P1" draw:layer="layout" svg:x1="3.159cm" svg:y1="11.033cm" svg:x2="12.811cm" svg:y2="11.033cm">
          <text:p/>
        </draw:line>
        <draw:line draw:style-name="gr2" draw:text-style-name="P1" draw:layer="layout" svg:x1="3.159cm" svg:y1="11.033cm" svg:x2="3.159cm" svg:y2="4.048cm">
          <text:p/>
        </draw:line>
        <draw:frame draw:style-name="gr3" draw:text-style-name="P3" draw:layer="layout" svg:width="2.826cm" svg:height="1.293cm" svg:x="12.608cm" svg:y="10.36cm">
          <draw:text-box>
            <text:p><text:span text:style-name="T1">Interface</text:span></text:p>
            <text:p><text:span text:style-name="T1">transparency</text:span></text:p>
          </draw:text-box>
        </draw:frame>
        <draw:frame draw:style-name="gr3" draw:text-style-name="P3" draw:layer="layout" svg:width="2.034cm" svg:height="1.293cm" svg:x="2.608cm" svg:y="2.761cm">
          <draw:text-box>
            <text:p><text:span text:style-name="T1">User</text:span></text:p>
            <text:p><text:span text:style-name="T1">mobility</text:span></text:p>
          </draw:text-box>
        </draw:frame>
        <draw:frame draw:style-name="gr3" draw:text-style-name="P3" draw:layer="layout" svg:width="1.391cm" svg:height="0.772cm" svg:x="3.318cm" svg:y="11.011cm">
          <draw:text-box>
            <text:p><text:span text:style-name="T1">none</text:span></text:p>
          </draw:text-box>
        </draw:frame>
        <draw:frame draw:style-name="gr3" draw:text-style-name="P3" draw:layer="layout" svg:width="1.463cm" svg:height="0.772cm" svg:x="10.419cm" svg:y="11.011cm">
          <draw:text-box>
            <text:p><text:span text:style-name="T1">some</text:span></text:p>
          </draw:text-box>
        </draw:frame>
        <draw:frame draw:style-name="gr3" draw:text-style-name="P3" draw:layer="layout" svg:width="1.391cm" svg:height="0.772cm" draw:transform="rotate (1.5707963267946) translate (2.428cm 10.894cm)">
          <draw:text-box>
            <text:p><text:span text:style-name="T1">none</text:span></text:p>
          </draw:text-box>
        </draw:frame>
        <draw:frame draw:style-name="gr3" draw:text-style-name="P3" draw:layer="layout" svg:width="1.463cm" svg:height="0.772cm" draw:transform="rotate (1.5707963267946) translate (2.428cm 6.294cm)">
          <draw:text-box>
            <text:p><text:span text:style-name="T1">so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05-23T15:58:29.60</meta:creation-date>
    <dc:date>2015-05-23T16:19:18.89</dc:date>
    <dc:creator>Loc Nguyen</dc:creator>
    <meta:editing-duration>PT20M48S</meta:editing-duration>
    <meta:editing-cycles>10</meta:editing-cycles>
    <meta:generator>OpenOffice/4.1.0$Win32 OpenOffice.org_project/410m18$Build-9764</meta:generator>
    <meta:document-statistic meta:object-count="15"/>
  </office:meta>
</office:document-meta>
</file>